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962a"/>
    </style:style>
    <style:style style:name="P2" style:family="paragraph" style:parent-style-name="Standard">
      <style:text-properties officeooo:rsid="00125e1d" officeooo:paragraph-rsid="00125e1d"/>
    </style:style>
    <style:style style:name="P3" style:family="paragraph" style:parent-style-name="Standard">
      <style:text-properties officeooo:rsid="00153825" officeooo:paragraph-rsid="00153825"/>
    </style:style>
    <style:style style:name="T1" style:family="text">
      <style:text-properties officeooo:rsid="0013bd0d"/>
    </style:style>
    <style:style style:name="T2" style:family="text">
      <style:text-properties fo:color="#c9211e" loext:opacity="100%" officeooo:rsid="0013bd0d"/>
    </style:style>
    <style:style style:name="T3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e pour sylvio du jeux qui est-ce avec une base de donner en dict de personnes qu’ils connais de prés ou de loin (bilal, sylvio, chiara, alexis, mathys, kesya, felix, alexandre,<text:span text:style-name="T1">oscar <text:s text:c="33"/></text:span><text:span text:style-name="T2"><text:s text:c="2"/>(</text:span><text:span text:style-name="T3">,</text:span><text:span text:style-name="T2">tom,alice,mona</text:span><text:span text:style-name="T3">), </text:span><text:span text:style-name="T2">si le reste marche a add</text:span></text:p>
      <text:p text:style-name="P2">1:bases de donner</text:p>
      <text:p text:style-name="P2">2:le joueur choisi entre : prenom, aka, age, bodycount, crush,</text:p>
      <text:p text:style-name="P2">3 :avec des boucles le programme lui donne des indice </text:p>
      <text:p text:style-name="P2">4:on verra la suite </text:p>
      <text:p text:style-name="P3">le joueur a 3 vie </text:p>
      <text:p text:style-name="P3">grace a la liste nbre le code pose une question dcp aleatoir et direct aprés le code lui demande de choisir un nom jusqu’a que soit il pert sois il gagne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2T21:54:20.970050800</meta:creation-date>
    <dc:date>2025-11-22T18:53:56.624015400</dc:date>
    <meta:editing-duration>PT23M40S</meta:editing-duration>
    <meta:editing-cycles>4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7" meta:word-count="101" meta:character-count="593" meta:non-whitespace-character-count="460"/>
  </office:meta>
</office:document-meta>
</file>